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bb4" officeooo:paragraph-rsid="0012ebb4"/>
    </style:style>
    <style:style style:name="P2" style:family="paragraph" style:parent-style-name="Standard">
      <style:paragraph-properties fo:text-align="justify" style:justify-single-word="false"/>
      <style:text-properties officeooo:rsid="0012ebb4" officeooo:paragraph-rsid="0012ebb4"/>
    </style:style>
    <style:style style:name="P3" style:family="paragraph" style:parent-style-name="Standard">
      <style:text-properties officeooo:rsid="0012ebb4" officeooo:paragraph-rsid="001544ac"/>
    </style:style>
    <style:style style:name="P4" style:family="paragraph" style:parent-style-name="Standard">
      <style:text-properties officeooo:rsid="0012ebb4" officeooo:paragraph-rsid="0015a3d2"/>
    </style:style>
    <style:style style:name="P5" style:family="paragraph" style:parent-style-name="Standard">
      <style:text-properties officeooo:rsid="0012ebb4" officeooo:paragraph-rsid="001544ac"/>
    </style:style>
    <style:style style:name="P6" style:family="paragraph" style:parent-style-name="Standard">
      <style:text-properties officeooo:rsid="0012ebb4" officeooo:paragraph-rsid="0012ebb4"/>
    </style:style>
    <style:style style:name="P7" style:family="paragraph" style:parent-style-name="Standard">
      <style:text-properties officeooo:rsid="0012ebb4" officeooo:paragraph-rsid="0017d4fb"/>
    </style:style>
    <style:style style:name="P8" style:family="paragraph" style:parent-style-name="Standard">
      <style:text-properties officeooo:rsid="00188591" officeooo:paragraph-rsid="00188591"/>
    </style:style>
    <style:style style:name="T1" style:family="text">
      <style:text-properties officeooo:rsid="001349ba"/>
    </style:style>
    <style:style style:name="T2" style:family="text">
      <style:text-properties officeooo:rsid="001544ac"/>
    </style:style>
    <style:style style:name="T3" style:family="text">
      <style:text-properties officeooo:rsid="0015a3d2"/>
    </style:style>
    <style:style style:name="T4" style:family="text">
      <style:text-properties officeooo:rsid="0015d400"/>
    </style:style>
    <style:style style:name="T5" style:family="text">
      <style:text-properties officeooo:rsid="0016a81f"/>
    </style:style>
    <style:style style:name="T6" style:family="text">
      <style:text-properties officeooo:rsid="0016b759"/>
    </style:style>
    <style:style style:name="T7" style:family="text">
      <style:text-properties officeooo:rsid="001885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ématique : ? </text:p>
      <text:p text:style-name="P8"/>
      <text:p text:style-name="P1"/>
      <text:p text:style-name="P1"/>
      <text:p text:style-name="P1">Sommaire : </text:p>
      <text:p text:style-name="P1"/>
      <text:p text:style-name="P1">Introduction</text:p>
      <text:p text:style-name="P1"/>
      <text:p text:style-name="P1"><text:tab/>Présentation du groupe (20sec) :</text:p>
      <text:p text:style-name="P1"><text:tab/><text:tab/></text:p>
      <text:p text:style-name="P1"><text:tab/><text:tab/>Le groupe est composé de 5 personnes, Alexis, Aurélien, Mathias, Lucas, William</text:p>
      <text:p text:style-name="P1"><text:tab/><text:tab/><text:span text:style-name="T1">et nous avons pour Professeur qui nous accompagne Monsieur GIERSCH.</text:span></text:p>
      <text:p text:style-name="P1"/>
      <text:p text:style-name="P1"><text:tab/>Présentation du jeu, librairies utilisées, langage utilisé, nombre de classes ? (30sec)</text:p>
      <text:p text:style-name="P1"><text:tab/><text:tab/></text:p>
      <text:p text:style-name="P2"><text:tab/><text:tab/>Pour la réalisation de ce projet nous avons utilisé <text:span text:style-name="T1">un</text:span> seul langage de programmation, <text:tab/><text:tab/>le java,notre projet est composé de x classes <text:span text:style-name="T1">et respecte le paradigme MVC et nous <text:tab/><text:tab/>utilisons la librairie JavaFX. Qui nous permet de nombreuses fonctionnalités <text:tab/><text:tab/><text:tab/>facilitant la programmation du PacMan. Concernant le code, nous utilisons en grande <text:tab/><text:tab/>partie des tableaux contenant des images que nous manipulons pour gérer les points, <text:tab/><text:tab/>les fantômes, Pacman, et les conditions de victoire. </text:span><text:span text:style-name="T3">Pour les personnages, nous avons <text:tab/><text:tab/>utilisé un site nommé piskel permmettant de créer plusieurs images simulant un <text:tab/><text:tab/><text:tab/>déplaçement ou un changement physique des personnages (mort du pacman, aspect <text:tab/><text:tab/>des fantomes quand ils sont faibles).</text:span></text:p>
      <text:p text:style-name="P1"/>
      <text:p text:style-name="P1">Développement :</text:p>
      <text:p text:style-name="P1"/>
      <text:p text:style-name="P1"><text:tab/></text:p>
      <text:p text:style-name="P1"><text:tab/>Présentation du cahier des charges (gantt ?)(20sec)</text:p>
      <text:p text:style-name="P1"><text:tab/><text:tab/></text:p>
      <text:p text:style-name="P1"><text:tab/><text:tab/><text:span text:style-name="T5">A compléter</text:span></text:p>
      <text:p text:style-name="P1"><text:tab/></text:p>
      <text:p text:style-name="P1"><text:tab/></text:p>
      <text:p text:style-name="P3"><text:tab/></text:p>
      <text:p text:style-name="P3"><text:tab/>Démonstration du jeu (8min) : </text:p>
      <text:p text:style-name="P3"/>
      <text:p text:style-name="P3"><text:tab/><text:tab/><text:span text:style-name="T2">Démonstration du menu</text:span></text:p>
      <text:p text:style-name="P3"><text:tab/><text:tab/><text:span text:style-name="T2">Démonstration d’une partie ou le joueur gagne un niveau (on mange les bonus et on <text:tab/><text:tab/>mange les fantômes)</text:span></text:p>
      <text:p text:style-name="P3"><text:tab/><text:tab/><text:span text:style-name="T2">Démonstration </text:span><text:span text:style-name="T3">d’une partie ou le joueur perd une partie avec affichage des scores.</text:span></text:p>
      <text:p text:style-name="P3"/>
      <text:p text:style-name="P3"><text:tab/><text:tab/><text:span text:style-name="T6">A compléter</text:span></text:p>
      <text:p text:style-name="P3"/>
      <text:p text:style-name="P3"/>
      <text:p text:style-name="P7"><text:tab/>Difficultés rencontrées(20sec) :</text:p>
      <text:p text:style-name="P7"><text:tab/></text:p>
      <text:p text:style-name="P7"><text:tab/><text:tab/><text:span text:style-name="T2">Parmis les difficultés rencontrées, le confinement en début de semestre nous a <text:tab/><text:tab/><text:tab/>empeché de nous voir physiquement pour le Proje</text:span><text:span text:style-name="T3">t</text:span><text:span text:style-name="T2">uteuré, cela a donc impacté notre <text:tab/><text:tab/>vitesse d’avancement sur celui-ci. De plus, nous avons mis du temps à commencer le <text:tab/><text:tab/>projet, non seulement à cause des différentes semaines de partiels mais aussi à cause <text:tab/><text:tab/>des différents projets sur lesquels nous devions travailler pendant le semestre. La <text:tab/><text:tab/>semaine de préparation au projet Tuteuré a donc été très utile pour nous.</text:span></text:p>
      <text:p text:style-name="P1"><text:soft-page-break/></text:p>
      <text:p text:style-name="P1">Conclusion :</text:p>
      <text:p text:style-name="P1"/>
      <text:p text:style-name="P4"><text:tab/><text:span text:style-name="T4">La réalisation de ce projet n’a pas été une tâche facile, cependant ce type de projet est <text:tab/>toujours source d’apprentissage et nous permet de nous donner des idées quant à la <text:tab/>réalisation d’un projet dans le milieu professionnel. </text:span><text:span text:style-name="T3">Remerciements </text:span><text:span text:style-name="T4">Monsieur GIERSCH. 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8T08:55:55.527651236</meta:creation-date>
    <dc:date>2021-06-09T10:18:04.968000000</dc:date>
    <meta:editing-duration>PT23M50S</meta:editing-duration>
    <meta:editing-cycles>5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28" meta:word-count="327" meta:character-count="2180" meta:non-whitespace-character-count="1801"/>
  </office:meta>
</office:document-meta>
</file>